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997cc"/>
    </style:style>
    <style:style style:name="P2" style:family="paragraph" style:parent-style-name="Standard">
      <style:text-properties officeooo:paragraph-rsid="000997cc"/>
    </style:style>
    <style:style style:name="P3" style:family="paragraph" style:parent-style-name="Text_20_body">
      <style:paragraph-properties fo:margin-top="0in" fo:margin-bottom="0in" style:contextual-spacing="false">
        <style:tab-stops>
          <style:tab-stop style:position="5.772in" style:type="right"/>
        </style:tab-stops>
      </style:paragraph-properties>
      <style:text-properties officeooo:paragraph-rsid="000997cc"/>
    </style:style>
    <style:style style:name="P4" style:family="paragraph" style:parent-style-name="Title" style:master-page-name="Standard">
      <style:paragraph-properties fo:margin-top="0.1665in" fo:margin-bottom="0.0835in" style:contextual-spacing="false" fo:text-align="center" style:justify-single-word="false" style:page-number="auto"/>
      <style:text-properties fo:font-size="24pt" officeooo:paragraph-rsid="000c829f" style:font-size-asian="24pt" style:font-size-complex="24pt"/>
    </style:style>
    <style:style style:name="P5" style:family="paragraph" style:parent-style-name="Title">
      <style:paragraph-properties fo:margin-top="0.1665in" fo:margin-bottom="0.0835in" style:contextual-spacing="false" fo:text-align="center" style:justify-single-word="false"/>
      <style:text-properties fo:font-size="24pt" officeooo:paragraph-rsid="000c829f" style:font-size-asian="24pt" style:font-size-complex="24pt"/>
    </style:style>
    <style:style style:name="T1" style:family="text">
      <style:text-properties style:font-name-complex="Arial"/>
    </style:style>
    <style:style style:name="T2" style:family="text">
      <style:text-properties style:font-name-asian="Arial"/>
    </style:style>
    <style:style style:name="T3" style:family="text">
      <style:text-properties style:text-underline-style="none"/>
    </style:style>
    <style:style style:name="T4" style:family="text">
      <style:text-properties officeooo:rsid="0018c4c0"/>
    </style:style>
    <style:style style:name="T5" style:family="text">
      <style:text-properties officeooo:rsid="000997cc"/>
    </style:style>
    <style:style style:name="T6" style:family="text">
      <style:text-properties style:use-window-font-color="true" loext:opacity="0%" style:font-name="Arial" fo:font-size="14pt" fo:language="en" fo:country="GB" fo:font-weight="bold" officeooo:rsid="000997cc" style:letter-kerning="true" style:font-name-asian="Times New Roman" style:font-size-asian="14pt" style:language-asian="zh" style:country-asian="CN" style:font-weight-asian="bold" style:font-name-complex="Arial" style:font-size-complex="10pt" style:language-complex="ar" style:country-complex="SA"/>
    </style:style>
    <number:date-style style:name="N3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aceXpanse </text:p>
      <text:p text:style-name="P5">Credits &amp; Contributions</text:p>
      <text:p text:style-name="Standard"><text:span text:style-name="T1"/></text:p>
      <text:p text:style-name="Standard"><text:span text:style-name="T1">Last updated </text:span><text:span text:style-name="T1"><text:date style:data-style-name="N38" text:date-value="2023-04-01T16:33:35.233000111">01 April 2023</text:date></text:span><text:span text:style-name="T1">.</text:span></text:p>
      <text:h text:style-name="Heading_20_1" text:outline-level="1"/>
      <text:h text:style-name="P1" text:outline-level="1"><text:span text:style-name="T6">Very s</text:span>pecial thanks:</text:h>
      <text:p text:style-name="P2"/>
      <text:p text:style-name="P3"><text:span text:style-name="T5">To </text:span><text:span text:style-name="T4">Martin Schweiger </text:span><text:span text:style-name="T5">and his excellent Orbiter: </text:span><text:a xlink:type="simple" xlink:href="http://www.medphys.ucl.ac.uk/~martins/orbit/orbit.html" text:style-name="Internet_20_link" text:visited-style-name="Visited_20_Internet_20_Link"><text:span text:style-name="Internet_20_link"><text:span text:style-name="T5">orbit.medphys.ucl.ac.uk/</text:span></text:span></text:a></text:p>
      <text:h text:style-name="Heading_20_1" text:outline-level="1">Special thanks:</text:h>
      <text:p text:style-name="Standard"/>
      <text:p text:style-name="Text_20_body">Doug, Josh, Gary, Orb and the entire SpaceXpanse Forum team for keeping things running smoothly, and in particular Josh for providing and maintaining the server for the forum and SpaceXpanse downloads.</text:p>
      <text:p text:style-name="Text_20_body"/>
      <text:p text:style-name="Text_20_body">Jarmo for pushing the envelope with the D3D9 client, and helping debug SpaceXpanse and the graphics interface.</text:p>
      <text:p text:style-name="Text_20_body"/>
      <text:p text:style-name="Text_20_body">All beta testers and bug reporters for their help in getting the new version into shape.</text:p>
      <text:p text:style-name="Text_20_body"/>
      <text:p text:style-name="Text_20_body">All SpaceXpanse users for their continued support. Keep playing!</text:p>
      <text:h text:style-name="Heading_20_1" text:outline-level="1">Source contributions and components</text:h>
      <text:h text:style-name="Heading_20_3" text:outline-level="3">XRSound sound module</text:h>
      <text:p text:style-name="Text_20_body">Copyright (c) Doug Beachy <text:a xlink:type="simple" xlink:href="https://www.alteaaerospace.com/" text:style-name="Internet_20_link" text:visited-style-name="Visited_20_Internet_20_Link"><text:span text:style-name="Internet_20_link">https://www.alteaaerospace.com/</text:span></text:a></text:p>
      <text:p text:style-name="Text_20_body">See Sound/XRSound/LICENSE for XRSound license.</text:p>
      <text:h text:style-name="Heading_20_3" text:outline-level="3">TransX MFD mode</text:h>
      <text:p text:style-name="Text_20_body">Duncan Sharpe: TransX MFD mode module</text:p>
      <text:p text:style-name="Text_20_body">Steve Arch: TransX development <text:a xlink:type="simple" xlink:href="http://orbiter.quorg.org/" text:style-name="Internet_20_link" text:visited-style-name="Visited_20_Internet_20_Link"><text:span text:style-name="Internet_20_link">http://SpaceXpanse.quorg.org</text:span></text:a></text:p>
      <text:h text:style-name="Heading_20_1" text:outline-level="1">Libraries, code, data, algorithms</text:h>
      <text:h text:style-name="Heading_20_3" text:outline-level="3">IrrKlang</text:h>
      <text:p text:style-name="Text_20_body">Audio and sound library</text:p>
      <text:p text:style-name="Text_20_body"><text:a xlink:type="simple" xlink:href="https://www.ambiera.com/irrklang/" text:style-name="Internet_20_link" text:visited-style-name="Visited_20_Internet_20_Link"><text:span text:style-name="Internet_20_link">https://www.ambiera.com/irrklang/</text:span></text:a></text:p>
      <text:h text:style-name="Heading_20_3" text:outline-level="3">Zlib</text:h>
      <text:p text:style-name="Text_20_body">Compression/decompression library</text:p>
      <text:p text:style-name="Text_20_body">Copyright (C) 1995-2013 Jean-loup Gailly and Mark Adler</text:p>
      <text:p text:style-name="Text_20_body">Jean-loup Gailly <text:a xlink:type="simple" xlink:href="mailto:jloup@gzip.org" text:style-name="Internet_20_link" text:visited-style-name="Visited_20_Internet_20_Link"><text:span text:style-name="Internet_20_link">jloup@gzip.org</text:span></text:a></text:p>
      <text:p text:style-name="Text_20_body"><text:soft-page-break/>Mark Adler <text:a xlink:type="simple" xlink:href="mailto:madler@alumni.caltech.edu" text:style-name="Internet_20_link" text:visited-style-name="Visited_20_Internet_20_Link"><text:span text:style-name="Internet_20_link">madler@alumni.caltech.edu</text:span></text:a></text:p>
      <text:h text:style-name="Heading_20_3" text:outline-level="3">VSOP87</text:h>
      <text:p text:style-name="Text_20_body">Planetary perturbation terms for Mercury to Neptune</text:p>
      <text:p text:style-name="Text_20_body">Bureau des Longitudes, CNRS URA 707</text:p>
      <text:p text:style-name="Text_20_body">P. Bretagnon <text:a xlink:type="simple" xlink:href="mailto:pierre@bdl.fr" text:style-name="Internet_20_link" text:visited-style-name="Visited_20_Internet_20_Link"><text:span text:style-name="Internet_20_link">pierre@bdl.fr</text:span></text:a></text:p>
      <text:p text:style-name="Text_20_body">G. Francou <text:a xlink:type="simple" xlink:href="mailto:francou@bdl.fr" text:style-name="Internet_20_link" text:visited-style-name="Visited_20_Internet_20_Link"><text:span text:style-name="Internet_20_link">francou@bdl.fr</text:span></text:a></text:p>
      <text:h text:style-name="Heading_20_3" text:outline-level="3">Lunar Solution ELP 2000-82B</text:h>
      <text:p text:style-name="Text_20_body">Semi-analytical lunar ephemerides</text:p>
      <text:p text:style-name="Text_20_body">Bureau des Longitudes, CNRS URA 707</text:p>
      <text:p text:style-name="Text_20_body">75014, Paris, France</text:p>
      <text:p text:style-name="Text_20_body">M. Chapront-Touze, J. Chapront</text:p>
      <text:p text:style-name="Text_20_body">Astron. Astrophys. 124, <text:s/>50 (1983)</text:p>
      <text:p text:style-name="Text_20_body">Astron. Astrophys. 190, 342 (1988)</text:p>
      <text:h text:style-name="Heading_20_3" text:outline-level="3">Earth precession parameters</text:h>
      <text:p text:style-name="Text_20_body">IAU SOFA C Library</text:p>
      <text:p text:style-name="Text_20_body"><text:a xlink:type="simple" xlink:href="http://www.iausofa.org/" text:style-name="Internet_20_link" text:visited-style-name="Visited_20_Internet_20_Link"><text:span text:style-name="Internet_20_link">http://www.iausofa.org/</text:span></text:a></text:p>
      <text:h text:style-name="Heading_20_3" text:outline-level="3">Planetary precession parameters</text:h>
      <text:p text:style-name="Text_20_body">IAU/IAG Working Group</text:p>
      <text:p text:style-name="Text_20_body">Report of the IAU/IAG Working Group on cartographic coordinates and rotational elements 2006, <text:a xlink:type="simple" xlink:href="http://www.springerlink.com/content/e637756732j60270/" text:style-name="Internet_20_link" text:visited-style-name="Visited_20_Internet_20_Link"><text:span text:style-name="Internet_20_link">http://www.springerlink.com/content/e637756732j60270/</text:span></text:a></text:p>
      <text:h text:style-name="Heading_20_3" text:outline-level="3">Phobos and Deimos ephemeris modules</text:h>
      <text:p text:style-name="Text_20_body">Carl Romanik (“Chode”)</text:p>
      <text:p text:style-name="Text_20_body">Code based on: Sinclair, Astron. Astrophys. 220, 321 (1989)</text:p>
      <text:p text:style-name="Text_20_body"><text:span text:style-name="T2">“</text:span>Testing against Horizons shows agreement within 20km for Phobos, 50km for Deimos for 2000-2024.”</text:p>
      <text:h text:style-name="Heading_20_3" text:outline-level="3">Miranda, Ariel, Umbriel, Titania, Oberon ephemeris modules</text:h>
      <text:p text:style-name="Text_20_body">Carl Romanik (“Chode”)</text:p>
      <text:p text:style-name="Text_20_body">Code based on: Laskar and Jacobson, Astron. Astrophys. 188, 212 (1987)</text:p>
      <text:p text:style-name="Text_20_body"><text:span text:style-name="T2">“</text:span>According to the Horizons documentation, this is the same theory they use for Uranus, and the agreement of the DLLs with Horizons looks to be within about 50km.”</text:p>
      <text:h text:style-name="Heading_20_3" text:outline-level="3">Triton ephemeris module</text:h>
      <text:p text:style-name="Text_20_body">Carl Romanik (“Chode”)</text:p>
      <text:p text:style-name="Text_20_body">Code based on: Jacobson et al., Astron. Astrophys. 247, 565 (1991)</text:p>
      <text:p text:style-name="Text_20_body"><text:span text:style-name="T2">“</text:span>This also appears to be what Horizons use, and the DLL agrees within about 1000km.”</text:p>
      <text:h text:style-name="Heading_20_1" text:outline-level="1">Data sources planetary textures</text:h>
      <text:h text:style-name="Heading_20_3" text:outline-level="3">Mercury</text:h>
      <text:p text:style-name="Text_20_body">Mosaics created using MESSENGER orbital images released by <text:a xlink:type="simple" xlink:href="http://pds-geosciences.wustl.edu/missions/messenger/index.htm" office:target-frame-name="_blank" xlink:show="new" text:style-name="Internet_20_link" text:visited-style-name="Visited_20_Internet_20_Link"><text:span text:style-name="Internet_20_link">NASA's Planetary Data System (PDS)</text:span></text:a> on September 7, 2012.</text:p>
      <text:p text:style-name="Text_20_body"><text:soft-page-break/>NASA/Johns Hopkins University Applied Physics Laboratory/Carnegie Institution of Washington</text:p>
      <text:p text:style-name="Text_20_body"><text:a xlink:type="simple" xlink:href="http://messenger.jhuapl.edu/the_mission/mosaics.html" text:style-name="Internet_20_link" text:visited-style-name="Visited_20_Internet_20_Link"><text:span text:style-name="Internet_20_link">http://messenger.jhuapl.edu/the_mission/mosaics.html</text:span></text:a></text:p>
      <text:h text:style-name="Heading_20_3" text:outline-level="3">Mercury surface labels</text:h>
      <text:p text:style-name="Text_20_body">USGS</text:p>
      <text:p text:style-name="Text_20_body">Astrogeology Research Program</text:p>
      <text:p text:style-name="Text_20_body">Planetary Geomatics Group</text:p>
      <text:p text:style-name="Text_20_body">Gazetteer of Planetary Nomenclature</text:p>
      <text:p text:style-name="Text_20_body"><text:a xlink:type="simple" xlink:href="http://planetarynames.wr.usgs.gov/%0D" text:style-name="Internet_20_link" text:visited-style-name="Visited_20_Internet_20_Link"><text:span text:style-name="Internet_20_link">http://planetarynames.wr.usgs.gov/</text:span></text:a></text:p>
      <text:h text:style-name="Heading_20_3" text:outline-level="3">Venus surface</text:h>
      <text:p text:style-name="Text_20_body">Composite of Magellan synthetic aperture radar mosaics.</text:p>
      <text:p text:style-name="Text_20_body">Jet Propulsion Laboratory Multimission Image Processing Laboratory</text:p>
      <text:p text:style-name="Text_20_body">Solar System Visualization Project and Magellan science team</text:p>
      <text:p text:style-name="Text_20_body">p45187.tif ( 5120x2560)</text:p>
      <text:h text:style-name="Heading_20_3" text:outline-level="3">Venus clouds</text:h>
      <text:p text:style-name="Text_20_body">Björn Jónsson</text:p>
      <text:p text:style-name="Text_20_body"><text:a xlink:type="simple" xlink:href="http://www.mmedia.is/~bjj" text:style-name="Internet_20_link" text:visited-style-name="Visited_20_Internet_20_Link"><text:span text:style-name="Internet_20_link">http://www.mmedia.is/~bjj</text:span></text:a></text:p>
      <text:h text:style-name="Heading_20_3" text:outline-level="3">Earth land surface</text:h>
      <text:p text:style-name="Text_20_body">Custom processed from Landsat 7 ETM orthorectified imagery.</text:p>
      <text:h text:style-name="Heading_20_4" text:outline-level="4">Florida:</text:h>
      <text:p text:style-name="Text_20_body">Digital Orthoimage Quarter Quads,</text:p>
      <text:p text:style-name="Text_20_body">Florida Department of Environmental Protection</text:p>
      <text:p text:style-name="Text_20_body">Land Boundary Information System (<text:a xlink:type="simple" xlink:href="http://www.labins.org/" text:style-name="Internet_20_link" text:visited-style-name="Visited_20_Internet_20_Link"><text:span text:style-name="Internet_20_link">www.labins.org</text:span></text:a>)</text:p>
      <text:p text:style-name="Text_20_body">Download: ftp://146.201.97.137/DOQQ/2004/RGB/UTM/MrSid</text:p>
      <text:h text:style-name="Heading_20_3" text:outline-level="3">Earth water surface</text:h>
      <text:p text:style-name="Text_20_body">Based on NASA Visible Earth Blue Marble maps</text:p>
      <text:p text:style-name="Text_20_body"><text:a xlink:type="simple" xlink:href="http://visibleearth.nasa.gov/" text:style-name="Internet_20_link" text:visited-style-name="Visited_20_Internet_20_Link"><text:span text:style-name="Internet_20_link">http://visibleearth.nasa.gov/</text:span></text:a></text:p>
      <text:h text:style-name="Heading_20_3" text:outline-level="3">Earth night lights</text:h>
      <text:p text:style-name="Text_20_body">Custom processed, based on NASA Visible Earth Blue Marble maps</text:p>
      <text:p text:style-name="Text_20_body"><text:a xlink:type="simple" xlink:href="http://visibleearth.nasa.gov/" text:style-name="Internet_20_link" text:visited-style-name="Visited_20_Internet_20_Link"><text:span text:style-name="Internet_20_link">http://visibleearth.nasa.gov/</text:span></text:a></text:p>
      <text:h text:style-name="Heading_20_3" text:outline-level="3">Earth clouds</text:h>
      <text:p text:style-name="Text_20_body">NASA Visible Earth Blue Marble maps</text:p>
      <text:p text:style-name="Text_20_body"><text:a xlink:type="simple" xlink:href="http://visibleearth.nasa.gov/" text:style-name="Internet_20_link" text:visited-style-name="Visited_20_Internet_20_Link"><text:span text:style-name="Internet_20_link">http://visibleearth.nasa.gov/</text:span></text:a></text:p>
      <text:h text:style-name="Heading_20_3" text:outline-level="3">Earth elevation</text:h>
      <text:p text:style-name="Text_20_body">SRTM 90m Digital Elevation Data by NASA, released by USGS</text:p>
      <text:p text:style-name="Text_20_body">CGIAR-CSI version 4 Processed for void removal by International Centre for Tropical Agriculture (CIAT)</text:p>
      <text:h text:style-name="Heading_20_3" text:outline-level="3"><text:soft-page-break/>Moon surface</text:h>
      <text:p text:style-name="Text_20_body">LRO LROC-WAC Global Mosaic 100m June2013</text:p>
      <text:p text:style-name="Text_20_body">Arizona State University</text:p>
      <text:p text:style-name="Text_20_body">Astrogeology Science Center</text:p>
      <text:h text:style-name="Heading_20_3" text:outline-level="3">Moon elevation</text:h>
      <text:p text:style-name="Text_20_body">LOLA-GDR/Cylindrical</text:p>
      <text:p text:style-name="Text_20_body"><text:a xlink:type="simple" xlink:href="http://imbrium.mit.edu/DATA/LOLA_GDR/CYLINDRICAL/IMG/" text:style-name="Internet_20_link" text:visited-style-name="Visited_20_Internet_20_Link"><text:span text:style-name="Internet_20_link">http://imbrium.mit.edu/DATA/LOLA_GDR/CYLINDRICAL/IMG/</text:span></text:a></text:p>
      <text:h text:style-name="Heading_20_3" text:outline-level="3">Mars surface</text:h>
      <text:p text:style-name="Text_20_body">Custom processed, based on</text:p>
      <text:p text:style-name="Text_20_body">NASA MGS/MOC. 256 ppd/230m </text:p>
      <text:p text:style-name="Text_20_body">Mars Odyssey THEMIS-IR Day Global Mosaic 100m v12</text:p>
      <text:p text:style-name="Text_20_body"><text:a xlink:type="simple" xlink:href="http://astrogeology.usgs.gov/search/map/Mars/Odyssey/THEMIS-IR-Mosaic-ASU/Mars_MO_THEMIS-IR-Day_mosaic_global_100m_v12" text:style-name="Internet_20_link" text:visited-style-name="Visited_20_Internet_20_Link"><text:span text:style-name="Internet_20_link">http://astrogeology.usgs.gov/search/map/Mars/Odyssey/THEMIS-IR-Mosaic-ASU/Mars_MO_THEMIS-IR-Day_mosaic_global_100m_v12</text:span></text:a></text:p>
      <text:p text:style-name="Text_20_body">Viking MDIM2.1 Colorized Global Mosaic 232m</text:p>
      <text:p text:style-name="Text_20_body"><text:a xlink:type="simple" xlink:href="http://astrogeology.usgs.gov/search/details/Mars/Viking/MDIM21/Mars_Viking_MDIM21_ClrMosaic_global_232m/cub" text:style-name="Internet_20_link" text:visited-style-name="Visited_20_Internet_20_Link"><text:span text:style-name="Internet_20_link">http://astrogeology.usgs.gov/search/details/Mars/Viking/MDIM21/Mars_Viking_MDIM21_ClrMosaic_global_232m/cub</text:span></text:a></text:p>
      <text:h text:style-name="Heading_20_3" text:outline-level="3">Mars elevation</text:h>
      <text:p text:style-name="Text_20_body">MOLA Mars elevation data at 128 pixels per degree</text:p>
      <text:p text:style-name="Text_20_body"><text:a xlink:type="simple" xlink:href="http://pds-geosciences.wustl.edu/mgs/mgs-m-mola-5-megdr-l3-v1/mgsl_300x/meg128/" text:style-name="Internet_20_link" text:visited-style-name="Visited_20_Internet_20_Link"><text:span text:style-name="Internet_20_link">http://pds-geosciences.wustl.edu/mgs/mgs-m-mola-5-megdr-l3-v1/mgsl_300x/meg128/</text:span></text:a></text:p>
      <text:h text:style-name="Heading_20_3" text:outline-level="3">Mars surface labels</text:h>
      <text:p text:style-name="Text_20_body">USGS</text:p>
      <text:p text:style-name="Text_20_body">Astrogeology Research Program</text:p>
      <text:p text:style-name="Text_20_body">Planetary Geomatics Group</text:p>
      <text:p text:style-name="Text_20_body">Gazetteer of Planetary Nomenclature</text:p>
      <text:p text:style-name="Text_20_body"><text:a xlink:type="simple" xlink:href="http://planetarynames.wr.usgs.gov/%0D" text:style-name="Internet_20_link" text:visited-style-name="Visited_20_Internet_20_Link"><text:span text:style-name="Internet_20_link">http://planetarynames.wr.usgs.gov/</text:span></text:a></text:p>
      <text:h text:style-name="Heading_20_3" text:outline-level="3">Vesta surface</text:h>
      <text:p text:style-name="Text_20_body">Dawn FC HAMO Global Mosaic 60mp</text:p>
      <text:p text:style-name="Text_20_body"><text:a xlink:type="simple" xlink:href="http://astrogeology.usgs.gov/search/details/Vesta/Dawn/DLR/HAMO/Vesta_Dawn_FC_HAMO_Mosaic_Global_74ppd/cub" text:style-name="Internet_20_link" text:visited-style-name="Visited_20_Internet_20_Link"><text:span text:style-name="Internet_20_link">http://astrogeology.usgs.gov/search/details/Vesta/Dawn/DLR/HAMO/Vesta_Dawn_FC_HAMO_Mosaic_Global_74ppd/cub</text:span></text:a></text:p>
      <text:h text:style-name="Heading_20_3" text:outline-level="3">Vesta elevation</text:h>
      <text:p text:style-name="Text_20_body">Dawn HAMO DTM Global 93mp</text:p>
      <text:p text:style-name="Text_20_body"><text:a xlink:type="simple" xlink:href="http://astrogeology.usgs.gov/search/details/Vesta/Dawn/DLR/HAMO/Vesta_Dawn_HAMO_DTM_DLR_Global_48ppd/cub" text:style-name="Internet_20_link" text:visited-style-name="Visited_20_Internet_20_Link"><text:span text:style-name="Internet_20_link">http://astrogeology.usgs.gov/search/details/Vesta/Dawn/DLR/HAMO/Vesta_Dawn_HAMO_DTM_DLR_Global_48ppd/cub</text:span></text:a></text:p>
      <text:h text:style-name="Heading_20_3" text:outline-level="3">Jupiter</text:h>
      <text:p text:style-name="Text_20_body"><text:span text:style-name="T2">“</text:span>Cassini's best map of Jupiter”</text:p>
      <text:p text:style-name="Text_20_body">NASA/JPL/Space Science Institute</text:p>
      <text:p text:style-name="Text_20_body">Cassini Imaging Central Laboratory for Operations</text:p>
      <text:p text:style-name="Text_20_body"><text:a xlink:type="simple" xlink:href="http://www.ciclops.org/view/1270/Cassinis-Best-Maps-of-Jupiter" text:style-name="Internet_20_link" text:visited-style-name="Visited_20_Internet_20_Link"><text:span text:style-name="Internet_20_link">http://www.ciclops.org/view/1270/Cassinis-Best-Maps-of-Jupiter</text:span></text:a></text:p>
      <text:p text:style-name="Text_20_body">Rolf Keibel: Jupiter cloud map based on CICLOPS maps</text:p>
      <text:h text:style-name="Heading_20_3" text:outline-level="3">Io Surface</text:h>
      <text:p text:style-name="Text_20_body">Based on:</text:p>
      <text:p text:style-name="Text_20_body"><text:soft-page-break/>Io Galileo SSI/Voyager Color Merged Global Mosaic 1km</text:p>
      <text:p text:style-name="Text_20_body">Astrogeology Science Center<text:line-break/>USGS</text:p>
      <text:p text:style-name="Text_20_body"><text:a xlink:type="simple" xlink:href="http://astrogeology.usgs.gov/search/map/Io/Voyager-Galileo/Io_GalileoSSI-Voyager_Global_Mosaic_ClrMerge_1km" text:style-name="Internet_20_link" text:visited-style-name="Visited_20_Internet_20_Link"><text:span text:style-name="Internet_20_link">http://astrogeology.usgs.gov/search/map/Io/Voyager-Galileo/Io_GalileoSSI-Voyager_Global_Mosaic_ClrMerge_1km</text:span></text:a></text:p>
      <text:h text:style-name="Heading_20_3" text:outline-level="3">Io Elevation</text:h>
      <text:p text:style-name="Text_20_body">Based on:</text:p>
      <text:p text:style-name="Text_20_body">Oliver L. White, Paul M. Schenk, Francis Nimmo, Trudi Hoogenboom,<text:line-break/>"A new stereo topographic map of Io: Implications for geology from global to<text:line-break/>local scales", Journal of Geophysical Research: Planets 119(6), 1276-1301<text:line-break/>(2014), doi: 10.1002/2013JE004591</text:p>
      <text:p text:style-name="Text_20_body"><text:a xlink:type="simple" xlink:href="http://onlinelibrary.wiley.com/doi/10.1002/2013JE004591/abstract" text:style-name="Internet_20_link" text:visited-style-name="Visited_20_Internet_20_Link"><text:span text:style-name="Internet_20_link">http://onlinelibrary.wiley.com/doi/10.1002/2013JE004591/abstract</text:span></text:a></text:p>
      <text:h text:style-name="Heading_20_3" text:outline-level="3">Europa:</text:h>
      <text:p text:style-name="Text_20_body">Based on:</text:p>
      <text:p text:style-name="Text_20_body">Europa Voyager and Galileo SSI Global Mosaic 500m<text:line-break/>Astrogeology Science Center<text:line-break/>USGS</text:p>
      <text:p text:style-name="Text_20_body"><text:a xlink:type="simple" xlink:href="http://astrogeology.usgs.gov/search/map/Europa/Voyager-Galileo/Europa_Voyager_GalileoSSI_global_mosaic_500m" text:style-name="Internet_20_link" text:visited-style-name="Visited_20_Internet_20_Link"><text:span text:style-name="Internet_20_link">http://astrogeology.usgs.gov/search/map/Europa/Voyager-Galileo/Europa_Voyager_GalileoSSI_global_mosaic_500m</text:span></text:a></text:p>
      <text:h text:style-name="Heading_20_3" text:outline-level="3">Ganymede</text:h>
      <text:p text:style-name="Standard">Ganymede Voyager and Galileo Color Global Mosaic 1.4km</text:p>
      <text:p text:style-name="Standard">Astrogeology Science Center<text:line-break/>USGS<text:line-break/><text:a xlink:type="simple" xlink:href="http://astrogeology.usgs.gov/search/map/Ganymede/Voyager-Galileo/Ganymede_Voyager_GalileoSSI_Global_ClrMosaic_1435m" text:style-name="Internet_20_link" text:visited-style-name="Visited_20_Internet_20_Link"><text:span text:style-name="Internet_20_link">http://astrogeology.usgs.gov/search/map/Ganymede/Voyager-Galileo/Ganymede_Voyager_GalileoSSI_Global_ClrMosaic_1435m</text:span></text:a></text:p>
      <text:h text:style-name="Heading_20_3" text:outline-level="3">Callisto</text:h>
      <text:p text:style-name="Text_20_body">Based on:</text:p>
      <text:p text:style-name="Text_20_body">Callisto Galileo/Voyager Global Mosaic 1km<text:line-break/>Astrogeology Science Center<text:line-break/>USGS</text:p>
      <text:p text:style-name="Text_20_body"><text:a xlink:type="simple" xlink:href="http://astrogeology.usgs.gov/search/map/Callisto/Voyager-Galileo/Callisto_Voyager_GalileoSSI_global_mosaic_1km" text:style-name="Internet_20_link" text:visited-style-name="Visited_20_Internet_20_Link"><text:span text:style-name="Internet_20_link">http://astrogeology.usgs.gov/search/map/Callisto/Voyager-Galileo/Callisto_Voyager_GalileoSSI_global_mosaic_1km</text:span></text:a></text:p>
      <text:h text:style-name="Heading_20_3" text:outline-level="3">Io, Europa, Ganymede, Callisto surface labels</text:h>
      <text:p text:style-name="Text_20_body">USGS</text:p>
      <text:p text:style-name="Text_20_body">Astrogeology Research Program</text:p>
      <text:p text:style-name="Text_20_body">Planetary Geomatics Group</text:p>
      <text:p text:style-name="Text_20_body">Gazetteer of Planetary Nomenclature</text:p>
      <text:p text:style-name="Text_20_body"><text:a xlink:type="simple" xlink:href="http://planetarynames.wr.usgs.gov/%0D" text:style-name="Internet_20_link" text:visited-style-name="Visited_20_Internet_20_Link"><text:span text:style-name="Internet_20_link">http://planetarynames.wr.usgs.gov/</text:span></text:a></text:p>
      <text:h text:style-name="Heading_20_3" text:outline-level="3">Saturn</text:h>
      <text:p text:style-name="Text_20_body">Björn Jónsson</text:p>
      <text:p text:style-name="Text_20_body"><text:a xlink:type="simple" xlink:href="http://www.mmedia.is/~bjj" text:style-name="Internet_20_link" text:visited-style-name="Visited_20_Internet_20_Link"><text:span text:style-name="Internet_20_link">http://www.mmedia.is/~bjj</text:span></text:a></text:p>
      <text:p text:style-name="Text_20_body">Rolf Keibel: texture adaptation</text:p>
      <text:h text:style-name="Heading_20_3" text:outline-level="3"><text:soft-page-break/>Saturn rings</text:h>
      <text:p text:style-name="Text_20_body">Björn Jónsson</text:p>
      <text:p text:style-name="Text_20_body"><text:a xlink:type="simple" xlink:href="http://www.mmedia.is/~bjj" text:style-name="Internet_20_link" text:visited-style-name="Visited_20_Internet_20_Link"><text:span text:style-name="Internet_20_link">http://www.mmedia.is/~bjj</text:span></text:a></text:p>
      <text:h text:style-name="Heading_20_3" text:outline-level="3">Mimas</text:h>
      <text:p text:style-name="Text_20_body">NASA/JPL-Caltech/SSI/Lunar and Planetary Institute</text:p>
      <text:p text:style-name="Text_20_body">Cassini Imaging Central Laboratory for Operations</text:p>
      <text:p text:style-name="Text_20_body">PIA 18437</text:p>
      <text:p text:style-name="Text_20_body"><text:a xlink:type="simple" xlink:href="http://www.ciclops.org/view/7963/Color-Maps-of-Mimas---November-2014" text:style-name="Internet_20_link" text:visited-style-name="Visited_20_Internet_20_Link"><text:span text:style-name="Internet_20_link">http://www.ciclops.org/view/7963/Color-Maps-of-Mimas---November-2014</text:span></text:a></text:p>
      <text:h text:style-name="Heading_20_3" text:outline-level="3">Enceladus</text:h>
      <text:p text:style-name="Text_20_body">NASA/JPL-Caltech/SSI/Lunar and Planetary Institute</text:p>
      <text:p text:style-name="Text_20_body">Cassini Imaging Central Laboratory for Operations</text:p>
      <text:p text:style-name="Text_20_body">PIA 18435</text:p>
      <text:p text:style-name="Text_20_body"><text:a xlink:type="simple" xlink:href="http://www.ciclops.org/view/7961/Color-Maps-of-Enceladus---November-2014" text:style-name="Internet_20_link" text:visited-style-name="Visited_20_Internet_20_Link"><text:span text:style-name="Internet_20_link">http://www.ciclops.org/view/7961/Color-Maps-of-Enceladus---November-2014</text:span></text:a></text:p>
      <text:h text:style-name="Heading_20_3" text:outline-level="3">Tethys</text:h>
      <text:p text:style-name="Text_20_body">NASA/JPL-Caltech/SSI/Lunar and Planetary Institute</text:p>
      <text:p text:style-name="Text_20_body">Cassini Imaging Central Laboratory for Operations</text:p>
      <text:p text:style-name="Text_20_body">PIA 18439</text:p>
      <text:p text:style-name="Text_20_body"><text:a xlink:type="simple" xlink:href="http://www.ciclops.org/view/7965/Color-Maps-of-Tethys---November-2014" text:style-name="Internet_20_link" text:visited-style-name="Visited_20_Internet_20_Link"><text:span text:style-name="Internet_20_link">http://www.ciclops.org/view/7965/Color-Maps-of-Tethys---November-2014</text:span></text:a></text:p>
      <text:h text:style-name="Heading_20_3" text:outline-level="3">Dione</text:h>
      <text:p text:style-name="Text_20_body">NASA/JPL-Caltech/SSI/Lunar and Planetary Institute</text:p>
      <text:p text:style-name="Text_20_body">Cassini Imaging Central Laboratory for Operations</text:p>
      <text:p text:style-name="Text_20_body">PIA 18434</text:p>
      <text:p text:style-name="Text_20_body"><text:a xlink:type="simple" xlink:href="http://www.ciclops.org/view/7960/Color-maps-of-Dione---November-2014" text:style-name="Internet_20_link" text:visited-style-name="Visited_20_Internet_20_Link"><text:span text:style-name="Internet_20_link">http://www.ciclops.org/view/7960/Color-maps-of-Dione---November-2014</text:span></text:a></text:p>
      <text:h text:style-name="Heading_20_3" text:outline-level="3">Rhea</text:h>
      <text:p text:style-name="Text_20_body">NASA/JPL-Caltech/Space Science Institute/Lunar and Planetary Institute</text:p>
      <text:p text:style-name="Text_20_body"><text:a xlink:type="simple" xlink:href="http://photojournal.jpl.nasa.gov/catalog/PIA18438" text:style-name="Internet_20_link" text:visited-style-name="Visited_20_Internet_20_Link"><text:span text:style-name="Internet_20_link">http://photojournal.jpl.nasa.gov/catalog/PIA18438</text:span></text:a></text:p>
      <text:h text:style-name="Heading_20_3" text:outline-level="3">Titan surface</text:h>
      <text:p text:style-name="Standard"><text:bookmark text:name="yui_3_16_0_1_1532648076500_5522"/>NASA/JPL/Space Science Institute/Cassini Data Analysis Program/USGS Astrogeology Science Center/Ian Regan</text:p>
      <text:p text:style-name="Standard">Updated, amended and restored version of USGS photomosaic</text:p>
      <text:p text:style-name="Standard"><text:a xlink:type="simple" xlink:href="https://astrogeology.usgs.gov/search/map/Titan/Cassini/Global-Mosaic/Titan_ISS_P19658_Mosaic_Global_4km" text:style-name="Internet_20_link" text:visited-style-name="Visited_20_Internet_20_Link"><text:span text:style-name="Internet_20_link">https://astrogeology.usgs.gov/search/map/Titan/Cassini/Global-Mosaic/Titan_ISS_P19658_Mosaic_Global_4km</text:span></text:a></text:p>
      <text:p text:style-name="Standard"><text:a xlink:type="simple" xlink:href="https://astrogeology.usgs.gov/search/map/Titan/Cassini/Global-Mosaic/Titan_ISS_Globe_65Sto45N_450M_AvgMos" text:style-name="Internet_20_link" text:visited-style-name="Visited_20_Internet_20_Link"><text:span text:style-name="Internet_20_link">https://astrogeology.usgs.gov/search/map/Titan/Cassini/Global-Mosaic/Titan_ISS_Globe_65Sto45N_450M_AvgMos</text:span></text:a></text:p>
      <text:p text:style-name="Standard"><text:a xlink:type="simple" xlink:href="https://www.flickr.com/photos/10795027@N08/43023455582/" text:style-name="Internet_20_link" text:visited-style-name="Visited_20_Internet_20_Link"><text:span text:style-name="Internet_20_link">https://www.flickr.com/photos/10795027@N08/43023455582/</text:span></text:a></text:p>
      <text:p text:style-name="Standard"><text:a xlink:type="simple" xlink:href="https://www.insaturnsrings.com/titan-seam-blending" text:style-name="Internet_20_link" text:visited-style-name="Visited_20_Internet_20_Link"><text:span text:style-name="Internet_20_link">https://www.insaturnsrings.com/titan-seam-blending</text:span></text:a></text:p>
      <text:p text:style-name="Standard">Map used with permission</text:p>
      <text:h text:style-name="Heading_20_3" text:outline-level="3">Titan elevation</text:h>
      <text:p text:style-name="Standard">P. Corlies, A. G. Hayes, S. P. D. Birch, R. Lorenz, B. W. Stiles, R. Kirk, V. Poggiali, H. Zebker, L. Iess "Titan's Topography and Shape at the End of the Cassini Mission",</text:p>
      <text:p text:style-name="Standard">Geophysical Research Letters 44(23), 11754-11761 (2017)</text:p>
      <text:p text:style-name="Standard"><text:a xlink:type="simple" xlink:href="https://agupubs.onlinelibrary.wiley.com/doi/full/10.1002/2017GL075518" text:style-name="Internet_20_link" text:visited-style-name="Visited_20_Internet_20_Link"><text:span text:style-name="Internet_20_link">https://agupubs.onlinelibrary.wiley.com/doi/full/10.1002/2017GL075518</text:span></text:a></text:p>
      <text:h text:style-name="Heading_20_3" text:outline-level="3"><text:soft-page-break/>Titan surface labels</text:h>
      <text:p text:style-name="Text_20_body">USGS</text:p>
      <text:p text:style-name="Text_20_body">Astrogeology Research Program</text:p>
      <text:p text:style-name="Text_20_body">Planetary Geomatics Group</text:p>
      <text:p text:style-name="Text_20_body">Gazetteer of Planetary Nomenclature</text:p>
      <text:p text:style-name="Text_20_body"><text:a xlink:type="simple" xlink:href="http://planetarynames.wr.usgs.gov/%0D" text:style-name="Internet_20_link" text:visited-style-name="Visited_20_Internet_20_Link"><text:span text:style-name="Internet_20_link">http://planetarynames.wr.usgs.gov/</text:span></text:a></text:p>
      <text:h text:style-name="Heading_20_3" text:outline-level="3">Iapetus</text:h>
      <text:p text:style-name="Text_20_body">NASA/JPL-Caltech/SSI/Lunar and Planetary Institute</text:p>
      <text:p text:style-name="Text_20_body">Cassini Imaging Central Laboratory for Operations</text:p>
      <text:p text:style-name="Text_20_body">PIA 18436</text:p>
      <text:p text:style-name="Text_20_body"><text:a xlink:type="simple" xlink:href="http://www.ciclops.org/view/7962/Color-Maps-of-Iapetus---November-2014" text:style-name="Internet_20_link" text:visited-style-name="Visited_20_Internet_20_Link"><text:span text:style-name="Internet_20_link">http://www.ciclops.org/view/7962/Color-Maps-of-Iapetus---November-2014</text:span></text:a></text:p>
      <text:h text:style-name="Heading_20_3" text:outline-level="3">Phoebe</text:h>
      <text:p text:style-name="Text_20_body">NASA/JPL/Space Science Institute</text:p>
      <text:p text:style-name="Text_20_body">Cassini Imaging Central Laboratory for Operations</text:p>
      <text:p text:style-name="Text_20_body">PIA 07775</text:p>
      <text:p text:style-name="Text_20_body"><text:a xlink:type="simple" xlink:href="http://www.ciclops.org/view/1743/Map-of-Phoebe---December-2005" text:style-name="Internet_20_link" text:visited-style-name="Visited_20_Internet_20_Link"><text:span text:style-name="Internet_20_link">http://www.ciclops.org/view/1743/Map-of-Phoebe---December-2005</text:span></text:a></text:p>
      <text:h text:style-name="Heading_20_3" text:outline-level="3">Uranus</text:h>
      <text:p text:style-name="Text_20_body">James Hastings-Trew</text:p>
      <text:p text:style-name="Text_20_body"><text:a xlink:type="simple" xlink:href="http://apollo.spaceports.com/~jhasting/" text:style-name="Internet_20_link" text:visited-style-name="Visited_20_Internet_20_Link"><text:span text:style-name="Internet_20_link">http://apollo.spaceports.com/~jhasting/</text:span></text:a></text:p>
      <text:p text:style-name="Text_20_body">Rolf Keibel: texture adaptation</text:p>
      <text:h text:style-name="Heading_20_3" text:outline-level="3">Miranda, Ariel, Umbriel, Titania, Oberon</text:h>
      <text:p text:style-name="Text_20_body">Robert Stettner</text:p>
      <text:p text:style-name="Text_20_body">Credits: <text:s/>Planetary Satellite Mean Orbital Parameters and Moon Maps</text:p>
      <text:h text:style-name="Heading_20_3" text:outline-level="3">Neptune</text:h>
      <text:p text:style-name="Text_20_body">James Hastings-Trew</text:p>
      <text:p text:style-name="Text_20_body"><text:a xlink:type="simple" xlink:href="http://apollo.spaceports.com/~jhasting/" text:style-name="Internet_20_link" text:visited-style-name="Visited_20_Internet_20_Link"><text:span text:style-name="Internet_20_link">http://apollo.spaceports.com/~jhasting/</text:span></text:a></text:p>
      <text:h text:style-name="Heading_20_3" text:outline-level="3">Triton, Proteus, Nereid</text:h>
      <text:p text:style-name="Text_20_body">Robert Stettner</text:p>
      <text:p text:style-name="Text_20_body">Credits: <text:s/>Planetary Satellite Mean Orbital Parameters and Moon Maps</text:p>
      <text:p text:style-name="Text_20_body">Rolf Keibel: Triton texture adaptation from Voyager images</text:p>
      <text:h text:style-name="Heading_20_3" text:outline-level="3">Celestial sphere background images</text:h>
      <text:p text:style-name="Text_20_body">DDS2 (visible), Hydrogen alpha, IRAS (far IR), Planck (Microwave, <text:span text:style-name="T3">Source: ESA/Planck), </text:span>Radio, RASS (X-ray), Fermi (Gamma)</text:p>
      <text:p text:style-name="Text_20_body">Chromoscope <text:a xlink:type="simple" xlink:href="http://www.chromoscope.net/" text:style-name="Internet_20_link" text:visited-style-name="Visited_20_Internet_20_Link"><text:span text:style-name="Internet_20_link">http://www.chromoscope.net/</text:span></text:a></text:p>
      <text:p text:style-name="Text_20_body">Stuart Lowe, Chris North (Cardiff University) and Robert Simpson (Oxford University)</text:p>
      <text:h text:style-name="Heading_20_4" text:outline-level="4">WMAP Microwave images</text:h>
      <text:p text:style-name="Text_20_body">WMAP Science Team</text:p>
      <text:p text:style-name="Text_20_body">WMAP “Science on a sphere” microwave sky images</text:p>
      <text:p text:style-name="Text_20_body">NASA/LAMBDA</text:p>
      <text:p text:style-name="Text_20_body"><text:a xlink:type="simple" xlink:href="http://lambda.gsfc.nasa.gov/product/map/current/sos/" text:style-name="Internet_20_link" text:visited-style-name="Visited_20_Internet_20_Link"><text:span text:style-name="Internet_20_link">http://lambda.gsfc.nasa.gov/product/map/current/sos/</text:span></text:a></text:p>
      <text:p text:style-name="Standard"/>
      <text:h text:style-name="Heading_20_1" text:outline-level="1"><text:soft-page-break/>Spacecraft and structure models and textures</text:h>
      <text:h text:style-name="Heading_20_3" text:outline-level="3">DeltaGlider and DG-S mesh and virtual cockpit</text:h>
      <text:p text:style-name="Text_20_body">Roger “Frying Tiger” Long</text:p>
      <text:h text:style-name="Heading_20_3" text:outline-level="3">Space Shuttle Atlantis</text:h>
      <text:p text:style-name="Text_20_body">Michael Grosberg: meshes and textures</text:p>
      <text:p text:style-name="Text_20_body">Don Gallagher: mesh and texture extensions</text:p>
      <text:p text:style-name="Text_20_body">Robert Conley (“estar”): Module extensions: Movable arm and grappling, including MMU and Satellite extensions; documentation</text:p>
      <text:p text:style-name="Text_20_body">David Hopkins: Module code extensions</text:p>
      <text:p text:style-name="Text_20_body">Damir Gulesich: Space Shuttle External Tank and Solid Rocket Booster mesh and textures.</text:p>
      <text:h text:style-name="Heading_20_3" text:outline-level="3">LDEF mesh and textures</text:h>
      <text:p text:style-name="Text_20_body">Don Gallagher</text:p>
      <text:h text:style-name="Heading_20_3" text:outline-level="3">ISS model “Project Alpha”</text:h>
      <text:p text:style-name="Text_20_body">Andrew Farnaby</text:p>
      <text:h text:style-name="Heading_20_3" text:outline-level="3">Mir model</text:h>
      <text:p text:style-name="Text_20_body">Jason Benson (“agent036”)</text:p>
      <text:h text:style-name="Heading_20_3" text:outline-level="3">Dragonfly model</text:h>
      <text:p text:style-name="Text_20_body">Roger “Frying Tiger” Long: Mesh improvements and textures</text:p>
      <text:p text:style-name="Text_20_body">Radu Poenaru: Electrical and environmental simulation, Dragonfly panels</text:p>
      <text:h text:style-name="Heading_20_3" text:outline-level="3">Shuttle-A model</text:h>
      <text:p text:style-name="Text_20_body">Roger “Frying Tiger” Long: Shuttle-A mesh</text:p>
      <text:p text:style-name="Text_20_body">Radu Poenaru: Virtual cockpit and cargo management</text:p>
      <text:h text:style-name="Heading_20_3" text:outline-level="3">Hubble Space Telescope (HST) model</text:h>
      <text:p text:style-name="Text_20_body">David Sundstrom</text:p>
      <text:h text:style-name="Heading_20_3" text:outline-level="3">KSC VAB mesh</text:h>
      <text:p text:style-name="Text_20_body">Valerio Oss</text:p>
      <text:h text:style-name="Heading_20_3" text:outline-level="3">PTV (Personal transport vehicle) mesh</text:h>
      <text:p text:style-name="Text_20_body">Balázs Patyi</text:p>
      <text:p text:style-name="Text_20_body"><text:a xlink:type="simple" xlink:href="mailto:patyibalazs@yahoo.com" text:style-name="Internet_20_link" text:visited-style-name="Visited_20_Internet_20_Link"><text:span text:style-name="Internet_20_link">patyibalazs@yahoo.com</text:span></text:a></text:p>
      <text:h text:style-name="Heading_20_3" text:outline-level="3">Default exhaust texture, cloud microtextures</text:h>
      <text:p text:style-name="Text_20_body"><text:span text:style-name="T2">“</text:span>McWgogs”</text:p>
      <text:p text:style-name="Text_20_body"><text:span text:style-name="Internet_20_link">http://mcwgogs.deviantart.com/</text:span></text:p>
      <text:h text:style-name="Heading_20_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bg" fo:country="BG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0.1772in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362in" fo:margin-bottom="0in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362in" fo:margin-bottom="0.0429in" style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65in" fo:margin-bottom="0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top="0.0835in" fo:margin-bottom="0in" style:contextual-spacing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9846in" fo:margin-right="0in" fo:text-indent="-0.9846in" style:auto-text-indent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.9846in" fo:margin-right="0in" fo:text-indent="-0.9846in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tes" style:family="paragraph" style:parent-style-name="Standard">
      <style:paragraph-properties fo:margin-left="0.4925in" fo:margin-right="0in" fo:text-indent="0in" style:auto-text-indent="false"/>
      <style:text-properties fo:font-size="8pt" fo:language="en" fo:country="US" style:font-size-asian="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7">
      <number:day/>
      <number:text> </number:text>
      <number:month number:style="long" number:textual="true"/>
      <number:text> </number:text>
      <number:year number:style="long"/>
      <number:text> (</number:text>
      <number:day-of-week number:style="long"/>
      <number:text>)</number:text>
    </number:date-style>
    <number:date-style style:name="N10111" number:language="en" number:country="GB">
      <number:day/>
      <number:text> </number:text>
      <number:month number:style="long" number:textual="true"/>
      <number:text> </number:text>
      <number:year number:style="long"/>
      <number:text> (</number:text>
      <number:day-of-week number:style="long"/>
      <number:text>)</number:text>
    </number:date-style>
    <number:date-style style:name="N20121" number:language="en" number:country="US">
      <number:day number:style="long"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Schweiger</meta:initial-creator>
    <meta:creation-date>2001-03-12T21:11:00</meta:creation-date>
    <dc:date>2023-04-01T16:33:35.063000000</dc:date>
    <meta:print-date>2006-09-25T18:48:00</meta:print-date>
    <meta:editing-cycles>136</meta:editing-cycles>
    <meta:editing-duration>PT11H24M23S</meta:editing-duration>
    <meta:generator>LibreOffice/7.1.2.2$Windows_X86_64 LibreOffice_project/8a45595d069ef5570103caea1b71cc9d82b2aae4</meta:generator>
    <meta:document-statistic meta:table-count="0" meta:image-count="0" meta:object-count="0" meta:page-count="8" meta:paragraph-count="267" meta:word-count="1177" meta:character-count="10862" meta:non-whitespace-character-count="9953"/>
  </office:meta>
</office:document-meta>
</file>